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E0000016E0611A5D3.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5in"/>
    </style:style>
    <style:style style:name="Table1.B" style:family="table-column">
      <style:table-column-properties style:column-width="5.3125in"/>
    </style:style>
    <style:style style:name="Table1.C" style:family="table-column">
      <style:table-column-properties style:column-width="0.864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19" style:family="table-row">
      <style:table-row-properties style:min-row-height="0.4278in"/>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B" style:family="table-column">
      <style:table-column-properties style:column-width="1.459in" style:rel-column-width="13807*"/>
    </style:style>
    <style:style style:name="Table2.C" style:family="table-column">
      <style:table-column-properties style:column-width="2.4347in" style:rel-column-width="23041*"/>
    </style:style>
    <style:style style:name="Table2.D" style:family="table-column">
      <style:table-column-properties style:column-width="1.3in" style:rel-column-width="12304*"/>
    </style:style>
    <style:style style:name="Table2.A1" style:family="table-cell">
      <style:table-cell-properties style:vertical-align="middle" fo:padding="0.0382in" fo:border-left="0.05pt solid #000000" fo:border-right="none" fo:border-top="0.05pt solid #000000" fo:border-bottom="0.05pt solid #000000"/>
    </style:style>
    <style:style style:name="Table2.D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5dcfc" officeooo:paragraph-rsid="0005dcfc"/>
    </style:style>
    <style:style style:name="P2" style:family="paragraph" style:parent-style-name="Standard">
      <style:paragraph-properties fo:text-align="start" style:justify-single-word="false"/>
      <style:text-properties officeooo:rsid="0005dcfc" officeooo:paragraph-rsid="0005dcfc"/>
    </style:style>
    <style:style style:name="P3" style:family="paragraph" style:parent-style-name="Standard">
      <style:paragraph-properties fo:text-align="center" style:justify-single-word="false"/>
      <style:text-properties officeooo:rsid="0007d700" officeooo:paragraph-rsid="0007d700"/>
    </style:style>
    <style:style style:name="P4" style:family="paragraph" style:parent-style-name="Standard">
      <style:paragraph-properties fo:text-align="start" style:justify-single-word="false"/>
      <style:text-properties officeooo:rsid="0009971e" officeooo:paragraph-rsid="0009971e"/>
    </style:style>
    <style:style style:name="P5" style:family="paragraph" style:parent-style-name="Standard">
      <style:paragraph-properties fo:text-align="start" style:justify-single-word="false"/>
      <style:text-properties fo:font-style="italic" officeooo:rsid="0009971e" officeooo:paragraph-rsid="0009971e" style:font-style-asian="italic" style:font-style-complex="italic"/>
    </style:style>
    <style:style style:name="P6" style:family="paragraph" style:parent-style-name="Standard">
      <style:paragraph-properties fo:text-align="start" style:justify-single-word="false"/>
      <style:text-properties officeooo:rsid="0010672c" officeooo:paragraph-rsid="0010672c"/>
    </style:style>
    <style:style style:name="P7" style:family="paragraph" style:parent-style-name="Standard">
      <style:paragraph-properties fo:text-align="start" style:justify-single-word="false"/>
      <style:text-properties officeooo:rsid="0010672c" officeooo:paragraph-rsid="00108915"/>
    </style:style>
    <style:style style:name="P8" style:family="paragraph" style:parent-style-name="Standard">
      <style:paragraph-properties fo:text-align="start" style:justify-single-word="false"/>
      <style:text-properties fo:font-style="normal" style:text-underline-style="solid" style:text-underline-width="auto" style:text-underline-color="font-color" officeooo:rsid="001ac04c" officeooo:paragraph-rsid="001ac04c" style:font-style-asian="normal" style:font-style-complex="normal"/>
    </style:style>
    <style:style style:name="P9" style:family="paragraph" style:parent-style-name="Standard">
      <style:paragraph-properties fo:text-align="start" style:justify-single-word="false"/>
      <style:text-properties style:text-underline-style="solid" style:text-underline-width="auto" style:text-underline-color="font-color" officeooo:rsid="001ac04c" officeooo:paragraph-rsid="001ac04c"/>
    </style:style>
    <style:style style:name="P10" style:family="paragraph" style:parent-style-name="Standard">
      <style:paragraph-properties fo:text-align="start" style:justify-single-word="false"/>
      <style:text-properties style:text-underline-style="solid" style:text-underline-width="auto" style:text-underline-color="font-color" officeooo:rsid="001ac04c" officeooo:paragraph-rsid="001c2edd"/>
    </style:style>
    <style:style style:name="P11" style:family="paragraph" style:parent-style-name="Table_20_Contents">
      <style:paragraph-properties fo:text-align="start" style:justify-single-word="false"/>
      <style:text-properties fo:font-size="9pt" officeooo:rsid="0005dcfc" officeooo:paragraph-rsid="0005dcfc" style:font-size-asian="9pt" style:font-size-complex="9pt"/>
    </style:style>
    <style:style style:name="P12" style:family="paragraph" style:parent-style-name="Table_20_Contents">
      <style:paragraph-properties fo:text-align="start" style:justify-single-word="false"/>
      <style:text-properties fo:font-size="9pt" officeooo:rsid="0008cffe" officeooo:paragraph-rsid="0008cffe" style:font-size-asian="9pt" style:font-size-complex="9pt"/>
    </style:style>
    <style:style style:name="P13" style:family="paragraph" style:parent-style-name="Table_20_Contents">
      <style:paragraph-properties fo:text-align="start" style:justify-single-word="false"/>
      <style:text-properties fo:font-size="9pt" officeooo:rsid="0008d21d" officeooo:paragraph-rsid="0008d21d" style:font-size-asian="9pt" style:font-size-complex="9pt"/>
    </style:style>
    <style:style style:name="P14" style:family="paragraph" style:parent-style-name="Table_20_Contents">
      <style:paragraph-properties fo:text-align="start" style:justify-single-word="false"/>
      <style:text-properties fo:font-size="9pt" officeooo:rsid="001e8f2d" officeooo:paragraph-rsid="001e8f2d" style:font-size-asian="9pt" style:font-size-complex="9pt"/>
    </style:style>
    <style:style style:name="P15" style:family="paragraph" style:parent-style-name="Table_20_Contents">
      <style:paragraph-properties fo:text-align="center" style:justify-single-word="false"/>
      <style:text-properties officeooo:rsid="00141290" officeooo:paragraph-rsid="00141290"/>
    </style:style>
    <style:style style:name="P16" style:family="paragraph" style:parent-style-name="Table_20_Contents">
      <style:paragraph-properties fo:text-align="center" style:justify-single-word="false"/>
      <style:text-properties officeooo:rsid="0014c629" officeooo:paragraph-rsid="0014c629"/>
    </style:style>
    <style:style style:name="P17" style:family="paragraph" style:parent-style-name="Table_20_Contents">
      <style:paragraph-properties fo:text-align="center" style:justify-single-word="false"/>
      <style:text-properties officeooo:rsid="00157d47" officeooo:paragraph-rsid="00157d47"/>
    </style:style>
    <style:style style:name="P18" style:family="paragraph" style:parent-style-name="Table_20_Contents">
      <style:paragraph-properties fo:text-align="center" style:justify-single-word="false"/>
      <style:text-properties officeooo:rsid="0015cb78" officeooo:paragraph-rsid="0015cb78"/>
    </style:style>
    <style:style style:name="P19" style:family="paragraph" style:parent-style-name="Table_20_Contents">
      <style:paragraph-properties fo:text-align="center" style:justify-single-word="false"/>
      <style:text-properties officeooo:rsid="0016b96d" officeooo:paragraph-rsid="0016b96d"/>
    </style:style>
    <style:style style:name="P20" style:family="paragraph" style:parent-style-name="Table_20_Contents">
      <style:paragraph-properties fo:text-align="center" style:justify-single-word="false"/>
      <style:text-properties officeooo:rsid="00178ff9" officeooo:paragraph-rsid="00178ff9"/>
    </style:style>
    <style:style style:name="P21" style:family="paragraph" style:parent-style-name="Standard">
      <style:paragraph-properties fo:margin-left="0.5in" fo:margin-right="0.25in" fo:text-align="start" style:justify-single-word="false" fo:text-indent="-0.25in" style:auto-text-indent="false">
        <style:tab-stops/>
      </style:paragraph-properties>
      <style:text-properties officeooo:rsid="0009971e" officeooo:paragraph-rsid="0009971e"/>
    </style:style>
    <style:style style:name="P22" style:family="paragraph" style:parent-style-name="Standard">
      <style:paragraph-properties fo:margin-left="0.5in" fo:margin-right="0.25in" fo:text-align="start" style:justify-single-word="false" fo:text-indent="-0.25in" style:auto-text-indent="false">
        <style:tab-stops/>
      </style:paragraph-properties>
      <style:text-properties officeooo:rsid="0009971e" officeooo:paragraph-rsid="000d2f47"/>
    </style:style>
    <style:style style:name="P23" style:family="paragraph" style:parent-style-name="Standard" style:list-style-name="L1">
      <style:paragraph-properties fo:text-align="start" style:justify-single-word="false"/>
      <style:text-properties officeooo:rsid="00102ee9" officeooo:paragraph-rsid="00102ee9"/>
    </style:style>
    <style:style style:name="P24" style:family="paragraph" style:parent-style-name="Standard" style:list-style-name="L1">
      <style:paragraph-properties fo:text-align="start" style:justify-single-word="false"/>
      <style:text-properties officeooo:rsid="0010672c" officeooo:paragraph-rsid="0010672c"/>
    </style:style>
    <style:style style:name="P25" style:family="paragraph" style:parent-style-name="Standard" style:list-style-name="L1">
      <style:paragraph-properties fo:text-align="start" style:justify-single-word="false"/>
      <style:text-properties officeooo:rsid="0010672c" officeooo:paragraph-rsid="00108915"/>
    </style:style>
    <style:style style:name="P26" style:family="paragraph" style:parent-style-name="Standard" style:list-style-name="L2">
      <style:paragraph-properties fo:text-align="start" style:justify-single-word="false"/>
      <style:text-properties officeooo:rsid="0009971e" officeooo:paragraph-rsid="0009971e"/>
    </style:style>
    <style:style style:name="P27" style:family="paragraph" style:parent-style-name="Standard" style:list-style-name="L2">
      <style:paragraph-properties fo:text-align="start" style:justify-single-word="false"/>
      <style:text-properties officeooo:rsid="0009971e" officeooo:paragraph-rsid="0011304e"/>
    </style:style>
    <style:style style:name="P28" style:family="paragraph" style:parent-style-name="Standard" style:list-style-name="L3">
      <style:paragraph-properties fo:text-align="start" style:justify-single-word="false"/>
      <style:text-properties officeooo:rsid="0009971e" officeooo:paragraph-rsid="0009971e"/>
    </style:style>
    <style:style style:name="P29" style:family="paragraph" style:parent-style-name="Standard" style:list-style-name="L4">
      <style:paragraph-properties fo:text-align="start" style:justify-single-word="false"/>
      <style:text-properties officeooo:rsid="0009971e" officeooo:paragraph-rsid="0009971e"/>
    </style:style>
    <style:style style:name="P30" style:family="paragraph" style:parent-style-name="Standard">
      <style:paragraph-properties fo:text-align="start" style:justify-single-word="false"/>
      <style:text-properties officeooo:rsid="0009971e" officeooo:paragraph-rsid="0009971e"/>
    </style:style>
    <style:style style:name="P31" style:family="paragraph" style:parent-style-name="Standard">
      <style:paragraph-properties fo:text-align="start" style:justify-single-word="false"/>
      <style:text-properties officeooo:rsid="0005dcfc" officeooo:paragraph-rsid="0005dcfc"/>
    </style:style>
    <style:style style:name="P32" style:family="paragraph" style:parent-style-name="Table_20_Contents">
      <style:paragraph-properties fo:text-align="center" style:justify-single-word="false"/>
      <style:text-properties officeooo:rsid="0015cb78" officeooo:paragraph-rsid="0015cb78"/>
    </style:style>
    <style:style style:name="P33" style:family="paragraph" style:parent-style-name="Footer">
      <style:paragraph-properties fo:text-align="center" style:justify-single-word="false"/>
    </style:style>
    <style:style style:name="T1" style:family="text">
      <style:text-properties officeooo:rsid="0009971e"/>
    </style:style>
    <style:style style:name="T2" style:family="text">
      <style:text-properties officeooo:rsid="000a73db"/>
    </style:style>
    <style:style style:name="T3" style:family="text">
      <style:text-properties officeooo:rsid="000b134f"/>
    </style:style>
    <style:style style:name="T4" style:family="text">
      <style:text-properties style:text-position="super 58%" officeooo:rsid="000b134f"/>
    </style:style>
    <style:style style:name="T5" style:family="text">
      <style:text-properties officeooo:rsid="000bc46d"/>
    </style:style>
    <style:style style:name="T6" style:family="text">
      <style:text-properties officeooo:rsid="000d2f47"/>
    </style:style>
    <style:style style:name="T7" style:family="text">
      <style:text-properties officeooo:rsid="000eabcc"/>
    </style:style>
    <style:style style:name="T8" style:family="text">
      <style:text-properties officeooo:rsid="0011304e"/>
    </style:style>
    <style:style style:name="T9" style:family="text">
      <style:text-properties fo:font-style="italic" style:font-style-asian="italic" style:font-style-complex="italic"/>
    </style:style>
    <style:style style:name="T10" style:family="text">
      <style:text-properties officeooo:rsid="001883c4"/>
    </style:style>
    <style:style style:name="T11" style:family="text">
      <style:text-properties officeooo:rsid="0018ec71"/>
    </style:style>
    <style:style style:name="T12" style:family="text">
      <style:text-properties officeooo:rsid="001edfe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 Physics 1 – <text:span text:style-name="T12">J. Williamson</text:span></text:p>
      <text:p text:style-name="P1"><text:span text:style-name="T12">J M Hanks High School</text:span> – <text:span text:style-name="T11">Ysleta Independent School District</text:span></text:p>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11">Curricular Requirements</text:p>
          </table:table-cell>
          <table:covered-table-cell/>
          <table:table-cell table:style-name="Table1.C1" office:value-type="string">
            <text:p text:style-name="P11">Page(s)</text:p>
          </table:table-cell>
        </table:table-row>
        <table:table-row>
          <table:table-cell table:style-name="Table1.A2" office:value-type="string">
            <text:p text:style-name="P12">CR1</text:p>
          </table:table-cell>
          <table:table-cell table:style-name="Table1.A2" office:value-type="string">
            <text:p text:style-name="P13">Students and teachers have access to college-level resources including college-level textbooks and reference materials in print or electronic format</text:p>
          </table:table-cell>
          <table:table-cell table:style-name="Table1.C2" office:value-type="string">
            <text:p text:style-name="P14">2</text:p>
          </table:table-cell>
        </table:table-row>
        <table:table-row>
          <table:table-cell table:style-name="Table1.A2" office:value-type="string">
            <text:p text:style-name="P12">CR2a</text:p>
          </table:table-cell>
          <table:table-cell table:style-name="Table1.A2" office:value-type="string">
            <text:p text:style-name="P13">The course design provides opportunities for students to develop understanding of the foundational principles of kinematics in the context of the big ideas that organize the curriculum framework.</text:p>
          </table:table-cell>
          <table:table-cell table:style-name="Table1.C2" office:value-type="string">
            <text:p text:style-name="P14">2</text:p>
          </table:table-cell>
        </table:table-row>
        <table:table-row>
          <table:table-cell table:style-name="Table1.A2" office:value-type="string">
            <text:p text:style-name="P12">CR2b</text:p>
          </table:table-cell>
          <table:table-cell table:style-name="Table1.A2" office:value-type="string">
            <text:p text:style-name="P13">The course design provides opportunities for students to develop understanding of the foundational principles of dynamics in the context of the big ideas that organize the curriculum framework.</text:p>
          </table:table-cell>
          <table:table-cell table:style-name="Table1.C2" office:value-type="string">
            <text:p text:style-name="P14">3</text:p>
          </table:table-cell>
        </table:table-row>
        <table:table-row>
          <table:table-cell table:style-name="Table1.A2" office:value-type="string">
            <text:p text:style-name="P12">CR2c</text:p>
          </table:table-cell>
          <table:table-cell table:style-name="Table1.A2" office:value-type="string">
            <text:p text:style-name="P13">The course design provides opportunities for students to develop understanding of the foundational principles of gravitation and circular motion in the context of the big ideas that organize the curriculum framework.</text:p>
          </table:table-cell>
          <table:table-cell table:style-name="Table1.C2" office:value-type="string">
            <text:p text:style-name="P14">3</text:p>
          </table:table-cell>
        </table:table-row>
        <table:table-row>
          <table:table-cell table:style-name="Table1.A2" office:value-type="string">
            <text:p text:style-name="P12">CR2d</text:p>
          </table:table-cell>
          <table:table-cell table:style-name="Table1.A2" office:value-type="string">
            <text:p text:style-name="P13">The course design provides opportunities for students to develop understanding of the foundational principles of simple harmonic motion in the context of the big ideas that organize the curriculum framework.</text:p>
          </table:table-cell>
          <table:table-cell table:style-name="Table1.C2" office:value-type="string">
            <text:p text:style-name="P14">3</text:p>
          </table:table-cell>
        </table:table-row>
        <table:table-row>
          <table:table-cell table:style-name="Table1.A2" office:value-type="string">
            <text:p text:style-name="P12">CR2e</text:p>
          </table:table-cell>
          <table:table-cell table:style-name="Table1.A2" office:value-type="string">
            <text:p text:style-name="P13">The course design provides opportunities for students to develop understanding of the foundational principles of linear momentum in the context of the big ideas that organize the curriculum framework.</text:p>
          </table:table-cell>
          <table:table-cell table:style-name="Table1.C2" office:value-type="string">
            <text:p text:style-name="P14">3</text:p>
          </table:table-cell>
        </table:table-row>
        <table:table-row>
          <table:table-cell table:style-name="Table1.A2" office:value-type="string">
            <text:p text:style-name="P12">CR2f</text:p>
          </table:table-cell>
          <table:table-cell table:style-name="Table1.A2" office:value-type="string">
            <text:p text:style-name="P13">The course design provides opportunities for students to develop understanding of the foundational principle of energy in the context of the big ideas that organize the curriculum framework.</text:p>
          </table:table-cell>
          <table:table-cell table:style-name="Table1.C2" office:value-type="string">
            <text:p text:style-name="P14">3</text:p>
          </table:table-cell>
        </table:table-row>
        <table:table-row>
          <table:table-cell table:style-name="Table1.A2" office:value-type="string">
            <text:p text:style-name="P12">CR2g</text:p>
          </table:table-cell>
          <table:table-cell table:style-name="Table1.A2" office:value-type="string">
            <text:p text:style-name="P13">The course design provides opportunities for students to develop understanding of the foundational principles of rotational motion in the context of the big ideas that organize the curriculum framework.</text:p>
          </table:table-cell>
          <table:table-cell table:style-name="Table1.C2" office:value-type="string">
            <text:p text:style-name="P14">3</text:p>
          </table:table-cell>
        </table:table-row>
        <table:table-row>
          <table:table-cell table:style-name="Table1.A2" office:value-type="string">
            <text:p text:style-name="P12">CR2h</text:p>
          </table:table-cell>
          <table:table-cell table:style-name="Table1.A2" office:value-type="string">
            <text:p text:style-name="P13">The course design provides opportunities for students to develop understanding of the foundational principles of electrostatics in the context of the big ideas that organize the curriculum framework.</text:p>
          </table:table-cell>
          <table:table-cell table:style-name="Table1.C2" office:value-type="string">
            <text:p text:style-name="P14">3</text:p>
          </table:table-cell>
        </table:table-row>
        <table:table-row>
          <table:table-cell table:style-name="Table1.A2" office:value-type="string">
            <text:p text:style-name="P12">CR2i</text:p>
          </table:table-cell>
          <table:table-cell table:style-name="Table1.A2" office:value-type="string">
            <text:p text:style-name="P13">The course design provides opportunities for students to develop understanding of the foundational principles of electric circuits in the context of the big ideas that organize the curriculum framework.</text:p>
          </table:table-cell>
          <table:table-cell table:style-name="Table1.C2" office:value-type="string">
            <text:p text:style-name="P14">3</text:p>
          </table:table-cell>
        </table:table-row>
        <table:table-row>
          <table:table-cell table:style-name="Table1.A2" office:value-type="string">
            <text:p text:style-name="P12">CR2j</text:p>
          </table:table-cell>
          <table:table-cell table:style-name="Table1.A2" office:value-type="string">
            <text:p text:style-name="P13">The course design provides opportunities for students to develop understanding of the foundational principles of mechanical waves in the context of the big ideas that organize the curriculum framework.</text:p>
          </table:table-cell>
          <table:table-cell table:style-name="Table1.C2" office:value-type="string">
            <text:p text:style-name="P14">3</text:p>
          </table:table-cell>
        </table:table-row>
        <table:table-row>
          <table:table-cell table:style-name="Table1.A2" office:value-type="string">
            <text:p text:style-name="P12">CR3</text:p>
          </table:table-cell>
          <table:table-cell table:style-name="Table1.A2" office:value-type="string">
            <text:p text:style-name="P13">Students have opportunities to apply AP Physics 1 learning objectives connecting across enduring understandings as described in the curriculum framework. These opportunities must occur in addition to those within laboratory investigations.</text:p>
          </table:table-cell>
          <table:table-cell table:style-name="Table1.C2" office:value-type="string">
            <text:p text:style-name="P14">6</text:p>
          </table:table-cell>
        </table:table-row>
        <table:table-row>
          <table:table-cell table:style-name="Table1.A2" office:value-type="string">
            <text:p text:style-name="P12">CR4</text:p>
          </table:table-cell>
          <table:table-cell table:style-name="Table1.A2" office:value-type="string">
            <text:p text:style-name="P13">The course provides students with opportunities to apply their knowledge of physics principles to real world questions or scenarios (including societal issues or technological innovations) to help them become scientifically literate citizens.</text:p>
          </table:table-cell>
          <table:table-cell table:style-name="Table1.C2" office:value-type="string">
            <text:p text:style-name="P14">7</text:p>
          </table:table-cell>
        </table:table-row>
        <table:table-row>
          <table:table-cell table:style-name="Table1.A2" office:value-type="string">
            <text:p text:style-name="P12">CR5</text:p>
          </table:table-cell>
          <table:table-cell table:style-name="Table1.A2" office:value-type="string">
            <text:p text:style-name="P13">Students are provided with the opportunity to spend a minimum of 25 percent of instructional time engaging in hands-on laboratory work with an emphasis on inquiry-based investigations.</text:p>
          </table:table-cell>
          <table:table-cell table:style-name="Table1.C2" office:value-type="string">
            <text:p text:style-name="P14">3</text:p>
          </table:table-cell>
        </table:table-row>
        <table:table-row>
          <table:table-cell table:style-name="Table1.A2" office:value-type="string">
            <text:p text:style-name="P12">CR6a</text:p>
          </table:table-cell>
          <table:table-cell table:style-name="Table1.A2" office:value-type="string">
            <text:p text:style-name="P13">The laboratory work used throughout the course includes investigations that support the foundational AP Physics 1 principles.</text:p>
          </table:table-cell>
          <table:table-cell table:style-name="Table1.C2" office:value-type="string">
            <text:p text:style-name="P14">4</text:p>
          </table:table-cell>
        </table:table-row>
        <table:table-row>
          <table:table-cell table:style-name="Table1.A2" office:value-type="string">
            <text:p text:style-name="P12">CR6b</text:p>
          </table:table-cell>
          <table:table-cell table:style-name="Table1.A2" office:value-type="string">
            <text:p text:style-name="P13">The laboratory work used throughout the course includes guided-inquiry laboratory investigations allowing students to apply all seven science practices.</text:p>
          </table:table-cell>
          <table:table-cell table:style-name="Table1.C2" office:value-type="string">
            <text:p text:style-name="P14">4</text:p>
          </table:table-cell>
        </table:table-row>
        <table:table-row>
          <table:table-cell table:style-name="Table1.A2" office:value-type="string">
            <text:p text:style-name="P12">CR7</text:p>
          </table:table-cell>
          <table:table-cell table:style-name="Table1.A2" office:value-type="string">
            <text:p text:style-name="P13">The course provides opportunities for students to develop their communication skills by recording evidence of their research of literature or scientific investigations through verbal, written, and graphic presentations.</text:p>
          </table:table-cell>
          <table:table-cell table:style-name="Table1.C2" office:value-type="string">
            <text:p text:style-name="P14">3</text:p>
          </table:table-cell>
        </table:table-row>
        <table:table-row table:style-name="Table1.19">
          <table:table-cell table:style-name="Table1.A2" office:value-type="string">
            <text:p text:style-name="P12">CR8</text:p>
          </table:table-cell>
          <table:table-cell table:style-name="Table1.A2" office:value-type="string">
            <text:p text:style-name="P13">The course provides opportunities for students to develop written and oral scientific argumentation skills.</text:p>
          </table:table-cell>
          <table:table-cell table:style-name="Table1.C2" office:value-type="string">
            <text:p text:style-name="P14">6</text:p>
          </table:table-cell>
        </table:table-row>
      </table:table>
      <text:p text:style-name="P2"/>
      <text:p text:style-name="P2"/>
      <text:p text:style-name="P2"/>
      <text:p text:style-name="P2"><text:soft-page-break/></text:p>
      <text:p text:style-name="P2"/>
      <text:p text:style-name="P2"/>
      <text:p text:style-name="P3">Course <text:span text:style-name="T1">Introduction: </text:span></text:p>
      <text:p text:style-name="P5">Textbook: </text:p>
      <text:p text:style-name="P4">Cutnell, John and Kenneth Johnson. Physics. <text:span text:style-name="T3">9th</text:span><text:span text:style-name="T4"> </text:span>Edition. New York: John Wiley &amp; Sons, </text:p>
      <text:p text:style-name="P4">Inc., 2004. [CR1]</text:p>
      <text:p text:style-name="P4"/>
      <text:p text:style-name="P5">About this course: </text:p>
      <text:p text:style-name="P4">The AP Physics 1 course will meet for 4<text:span text:style-name="T5">5</text:span> minutes every day. Lab work is integral to the </text:p>
      <text:p text:style-name="P4">understanding of the concepts in this course. The AP Physics 1 Course has been designed </text:p>
      <text:p text:style-name="P4">by the College Board as a course equivalent to the algebra-based college-level physics </text:p>
      <text:p text:style-name="P4">class. At the end of the course, students will take the AP Physics 1 Exam, which will test </text:p>
      <text:p text:style-name="P4">their knowledge of both the concepts taught in the classroom and their use of the correct </text:p>
      <text:p text:style-name="P4">formulas.</text:p>
      <text:p text:style-name="P4"/>
      <text:p text:style-name="P4">The content for the course is based on six big ideas: </text:p>
      <text:p text:style-name="P21">Big Idea 1 – Objects and systems have properties such as mass and charge. Systems may have internal structure. </text:p>
      <text:p text:style-name="P21">Big Idea 2 – Fields existing in space can be used to explain interactions. </text:p>
      <text:p text:style-name="P21">Big Idea 3 – The interactions of an object with other objects can be described by forces. </text:p>
      <text:p text:style-name="P21">Big Idea 4 – Interactions between systems can result in changes in those systems. </text:p>
      <text:p text:style-name="P22">Big Idea 5 – Chang<text:span text:style-name="T6">e</text:span>s that occur as a result of interactions are constrained by conservation laws. </text:p>
      <text:p text:style-name="P21">Big Idea 6 – Waves can transfer energy and momentum from one location to another without the permanent transfer of mass and serve as a mathematical model for the description of other phenomena.</text:p>
      <text:p text:style-name="P4"/>
      <text:p text:style-name="P4"><text:span text:style-name="T9">Evaluation:</text:span> </text:p>
      <text:p text:style-name="P4">Students will get grades on homework, quizzes, laboratory work, projects, and exams. </text:p>
      <text:p text:style-name="P4">Exams are typically worth 100 points and will consist of questions similar to ones students </text:p>
      <text:p text:style-name="P4">will see on the AP Exam. Homework assignments and quizzes will consist of problems </text:p>
      <text:p text:style-name="P4">from the textbook, supplements, and old AP Exams. Projects are long-term, and typically </text:p>
      <text:p text:style-name="P4">will involve groups of students developing a plan, collecting data and/or research, and </text:p>
      <text:p text:style-name="P4">presenting conclusions in a meaningful way. Laboratory work is student centered and </text:p>
      <text:p text:style-name="P4">inquiry based and is discussed below. </text:p>
      <text:p text:style-name="P4"/>
      <text:p text:style-name="P4">Grades will be determined <text:span text:style-name="T2">according to the YISD grading policy:</text:span></text:p>
      <text:p text:style-name="P4"><text:tab/><text:span text:style-name="T7">40% - Daily Work</text:span></text:p>
      <text:p text:style-name="P4"><text:tab/><text:span text:style-name="T7">45% - Quizzes and Projects</text:span></text:p>
      <text:p text:style-name="P4"><text:tab/><text:span text:style-name="T7">15% - 9-Weeks Exams</text:span></text:p>
      <text:p text:style-name="P4"/>
      <text:p text:style-name="P4"/>
      <text:p text:style-name="P4"/>
      <text:p text:style-name="P4"/>
      <text:p text:style-name="P4"/>
      <text:p text:style-name="P5"><text:soft-page-break/>Topics Covered: </text:p>
      <text:p text:style-name="P5"/>
      <text:p text:style-name="P8">First Nine Weeks</text:p>
      <text:list xml:id="list5833560742967615966" text:style-name="L1">
        <text:list-item>
          <text:p text:style-name="P23">Kinematics (Big Idea 3) [CR2a]</text:p>
          <text:list>
            <text:list-item>
              <text:p text:style-name="P23">Vectors/Scalars</text:p>
            </text:list-item>
            <text:list-item>
              <text:p text:style-name="P23">One Dimensional Motion (including graphing position, velocity, and acceleration)</text:p>
            </text:list-item>
            <text:list-item>
              <text:p text:style-name="P23">Two Dimensional Motion</text:p>
            </text:list-item>
          </text:list>
        </text:list-item>
        <text:list-item>
          <text:p text:style-name="P24">Dynamics (Big Ideas 1, 2, 3, and 4) [CR2b]</text:p>
          <text:list>
            <text:list-item>
              <text:p text:style-name="P24">Newton’s Laws of Motion and Forces</text:p>
            </text:list-item>
          </text:list>
        </text:list-item>
        <text:list-item>
          <text:p text:style-name="P24">Universal Law of Gravitation (Big Ideas 1, 2, 3, and 4) [CR2c] </text:p>
          <text:list>
            <text:list-item>
              <text:p text:style-name="P24">Circular Motion </text:p>
            </text:list-item>
          </text:list>
        </text:list-item>
      </text:list>
      <text:p text:style-name="P10">Second Nine Weeks</text:p>
      <text:list xml:id="list70827368530467" text:continue-numbering="true" text:style-name="L1">
        <text:list-item>
          <text:p text:style-name="P25">Energy (Big Ideas 3, 4, and 5) [CR2f] </text:p>
          <text:list>
            <text:list-item>
              <text:p text:style-name="P25">Work </text:p>
            </text:list-item>
            <text:list-item>
              <text:p text:style-name="P25">Energy </text:p>
            </text:list-item>
            <text:list-item>
              <text:p text:style-name="P25">Conservation of Energy </text:p>
            </text:list-item>
            <text:list-item>
              <text:p text:style-name="P25">Power </text:p>
            </text:list-item>
          </text:list>
        </text:list-item>
        <text:list-item>
          <text:p text:style-name="P24">Momentum (Big Ideas 3, 4, and 5) [CR2e] </text:p>
          <text:list>
            <text:list-item>
              <text:p text:style-name="P24"><text:s/>Impulse and Momentum </text:p>
            </text:list-item>
            <text:list-item>
              <text:p text:style-name="P24"><text:s/>The Law of Conservation of Momentum </text:p>
            </text:list-item>
          </text:list>
        </text:list-item>
        <text:list-item>
          <text:p text:style-name="P25">Simple Harmonic Motion (Big Ideas 3 and 5) [CR2d]</text:p>
          <text:list>
            <text:list-item>
              <text:p text:style-name="P25">Simple Pendulums </text:p>
            </text:list-item>
            <text:list-item>
              <text:p text:style-name="P25">Mass-Spring Oscillators </text:p>
            </text:list-item>
          </text:list>
        </text:list-item>
      </text:list>
      <text:p text:style-name="P7"/>
      <text:p text:style-name="P9">Third Nine Weeks</text:p>
      <text:list xml:id="list70827627346730" text:continue-numbering="true" text:style-name="L1">
        <text:list-item>
          <text:p text:style-name="P25">Mechanical Waves and Sound (Big Idea 6) [CR2j]</text:p>
        </text:list-item>
        <text:list-item>
          <text:p text:style-name="P24">Rotation (Big Ideas 3, 4, and 5) [CR2g] </text:p>
          <text:list>
            <text:list-item>
              <text:p text:style-name="P24">Rotational Kinematics </text:p>
            </text:list-item>
            <text:list-item>
              <text:p text:style-name="P24">Rotational Energy </text:p>
            </text:list-item>
            <text:list-item>
              <text:p text:style-name="P24">Torque and Rotational Dynamics </text:p>
            </text:list-item>
            <text:list-item>
              <text:p text:style-name="P24">Angular Momentum </text:p>
            </text:list-item>
            <text:list-item>
              <text:p text:style-name="P24">Conservation of Angular Momentum </text:p>
            </text:list-item>
          </text:list>
        </text:list-item>
      </text:list>
      <text:p text:style-name="P6"/>
      <text:p text:style-name="P9">Fourth Nine Weeks</text:p>
      <text:list xml:id="list70826008687706" text:continue-numbering="true" text:style-name="L1">
        <text:list-item>
          <text:p text:style-name="P24">Electrostatics (Big Ideas 1, 3, and 5) [CR2h] </text:p>
          <text:list>
            <text:list-item>
              <text:p text:style-name="P24">Electric Charge </text:p>
            </text:list-item>
            <text:list-item>
              <text:p text:style-name="P24">The Law of Conservation of Electric Charge </text:p>
            </text:list-item>
            <text:list-item>
              <text:p text:style-name="P24">Electrostatic Forces </text:p>
            </text:list-item>
          </text:list>
        </text:list-item>
        <text:list-item>
          <text:p text:style-name="P24">Circuits (Big Ideas 1 and 5) [CR2i] </text:p>
          <text:list>
            <text:list-item>
              <text:p text:style-name="P24">Ohm’s Law </text:p>
            </text:list-item>
            <text:list-item>
              <text:p text:style-name="P24">Kirchhoff’s Laws </text:p>
            </text:list-item>
            <text:list-item>
              <text:p text:style-name="P24">Simple DC Circuits </text:p>
            </text:list-item>
          </text:list>
        </text:list-item>
      </text:list>
      <text:p text:style-name="P6"/>
      <text:p text:style-name="P4"/>
      <text:p text:style-name="P4"/>
      <text:p text:style-name="P4"><text:soft-page-break/>Laboratory Activities: </text:p>
      <text:p text:style-name="P4">Twenty five percent of the course will be lab work. [CR5] Labs may take several in-class </text:p>
      <text:p text:style-name="P4">days to finish, and students may have to do work outside of class as well. Students are expected to keep a lab notebook where they will maintain a record of their laboratory work. Lab reports will consist of the following components: [CR7] </text:p>
      <text:list xml:id="list6428781125928820765" text:style-name="L2">
        <text:list-item>
          <text:p text:style-name="P26">Title </text:p>
        </text:list-item>
        <text:list-item>
          <text:p text:style-name="P26">Objective/Problem </text:p>
        </text:list-item>
        <text:list-item>
          <text:p text:style-name="P26">Design (if applicable): If the lab has no set procedure, what is to be done? Why are you doing <text:span text:style-name="T8">it </text:span>this way? </text:p>
        </text:list-item>
        <text:list-item>
          <text:p text:style-name="P27">Data: All data gathered in the lab will go here</text:p>
        </text:list-item>
        <text:list-item>
          <text:p text:style-name="P27">Calculations/Graphs: Calculations are done here. Any graphs that need to be <text:s/>made go here. </text:p>
        </text:list-item>
        <text:list-item>
          <text:p text:style-name="P26">Conclusion: Data analysis occurs here, and a statement can be made about what was learned in the lab. Error analysis also occurs here. Evaluation of the lab occurs here as well.</text:p>
        </text:list-item>
      </text:list>
      <text:p text:style-name="P4"/>
      <text:p text:style-name="P4">Every major unit will have an inquiry-based lab, and inquiry-based labs will make up no </text:p>
      <text:p text:style-name="P4">less than half of the laboratory work. Collectively, laboratory work will engage students in </text:p>
      <text:p text:style-name="P4">all seven science practices. </text:p>
      <text:p text:style-name="P4"/>
      <text:p text:style-name="P4">Laboratory activities and simulations in this class are included the following table. </text:p>
      <text:p text:style-name="P4">[CR6a] The inquiry-based labs are noted in the second column.</text:p>
      <text:p text:style-name="P4"/>
      <text:p text:style-name="P4"/>
      <text:p text:style-name="P4"/>
      <text:p text:style-name="P4"/>
      <text:p text:style-name="P4"/>
      <text:p text:style-name="P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Name</text:p>
          </table:table-cell>
          <table:table-cell table:style-name="Table2.A1" office:value-type="string">
            <text:p text:style-name="P15">Open-Inquiry or Guided-Inquiry</text:p>
          </table:table-cell>
          <table:table-cell table:style-name="Table2.A1" office:value-type="string">
            <text:p text:style-name="P15">Short Description</text:p>
          </table:table-cell>
          <table:table-cell table:style-name="Table2.D1" office:value-type="string">
            <text:p text:style-name="P15">Science Practices</text:p>
          </table:table-cell>
        </table:table-row>
        <table:table-row>
          <table:table-cell table:style-name="Table2.A2" office:value-type="string">
            <text:p text:style-name="P15">#1 Speed Lab</text:p>
          </table:table-cell>
          <table:table-cell table:style-name="Table2.A2" office:value-type="string">
            <text:p text:style-name="P15">Y</text:p>
          </table:table-cell>
          <table:table-cell table:style-name="Table2.A2" office:value-type="string">
            <text:p text:style-name="P15">Students will design an </text:p>
            <text:p text:style-name="P15">experiment to determine the </text:p>
            <text:p text:style-name="P15">range of speeds of a variable </text:p>
            <text:p text:style-name="P15">speed cart.</text:p>
          </table:table-cell>
          <table:table-cell table:style-name="Table2.D2" office:value-type="string">
            <text:p text:style-name="P15">2.1, 2.2, 4.1, </text:p>
            <text:p text:style-name="P15">4.2, 4.3</text:p>
          </table:table-cell>
        </table:table-row>
        <table:table-row>
          <table:table-cell table:style-name="Table2.A2" office:value-type="string">
            <text:p text:style-name="P15">#2 Three Cars Racing </text:p>
            <text:p text:style-name="P15">Simulation</text:p>
          </table:table-cell>
          <table:table-cell table:style-name="Table2.A2" office:value-type="string">
            <text:p text:style-name="P15">N</text:p>
          </table:table-cell>
          <table:table-cell table:style-name="Table2.A2" office:value-type="string">
            <text:p text:style-name="P15">Students will calculate and compare the velocities of three different cars (This experiment may be performed either in reality or via computer simulation)</text:p>
          </table:table-cell>
          <table:table-cell table:style-name="Table2.D2" office:value-type="string">
            <text:p text:style-name="P15">1.4, 2.2, 4.3, 6.1</text:p>
          </table:table-cell>
        </table:table-row>
        <table:table-row>
          <table:table-cell table:style-name="Table2.A2" office:value-type="string">
            <text:p text:style-name="P15">#3 Marble in a Cup</text:p>
          </table:table-cell>
          <table:table-cell table:style-name="Table2.A2" office:value-type="string">
            <text:p text:style-name="P15">N</text:p>
          </table:table-cell>
          <table:table-cell table:style-name="Table2.A2" office:value-type="string">
            <text:p text:style-name="P15">Students will determine where a paper cup needs to be placed on the floor so that a marbles rolled off the edge of the table will land in it.</text:p>
          </table:table-cell>
          <table:table-cell table:style-name="Table2.D2" office:value-type="string">
            <text:p text:style-name="P15">1.4, 2.1, 2.2, </text:p>
            <text:p text:style-name="P15">2.3, 4.3</text:p>
          </table:table-cell>
        </table:table-row>
        <text:soft-page-break/>
        <table:table-row>
          <table:table-cell table:style-name="Table2.A2" office:value-type="string">
            <text:p text:style-name="P15">#4 <text:s/>Projectile Motion Challenges</text:p>
          </table:table-cell>
          <table:table-cell table:style-name="Table2.A2" office:value-type="string">
            <text:p text:style-name="P15">Y</text:p>
          </table:table-cell>
          <table:table-cell table:style-name="Table2.A2" office:value-type="string">
            <text:p text:style-name="P15">Using a projectile launcher, students will be given a series of challenges such as placing a ring stand at the maximum height, or placing a cup at the point where the marble will land.</text:p>
          </table:table-cell>
          <table:table-cell table:style-name="Table2.D2" office:value-type="string">
            <text:p text:style-name="P15">1.4, 2.1, 2.2, </text:p>
            <text:p text:style-name="P15">4.1, 4.2, 4.3</text:p>
          </table:table-cell>
        </table:table-row>
        <table:table-row>
          <table:table-cell table:style-name="Table2.A2" office:value-type="string">
            <text:p text:style-name="P16">#5 Newton’s 2nd </text:p>
            <text:p text:style-name="P16">Law Lab</text:p>
          </table:table-cell>
          <table:table-cell table:style-name="Table2.A2" office:value-type="string">
            <text:p text:style-name="P16">Y</text:p>
          </table:table-cell>
          <table:table-cell table:style-name="Table2.A2" office:value-type="string">
            <text:p text:style-name="P16">What is the relationship between the mass of a system and the acceleration of the system?</text:p>
          </table:table-cell>
          <table:table-cell table:style-name="Table2.D2" office:value-type="string">
            <text:p text:style-name="P16">1.1, 1.4, 2.1, 2.2, </text:p>
            <text:p text:style-name="P16">3.3, 4.1, 4.2, </text:p>
            <text:p text:style-name="P16">4.3, 4.4, 5.1, </text:p>
            <text:p text:style-name="P16">6.1, 6.2, 6.4</text:p>
          </table:table-cell>
        </table:table-row>
        <table:table-row>
          <table:table-cell table:style-name="Table2.A2" office:value-type="string">
            <text:p text:style-name="P17">#6 Forces on a Crate </text:p>
            <text:p text:style-name="P17">Simulation</text:p>
          </table:table-cell>
          <table:table-cell table:style-name="Table2.A2" office:value-type="string">
            <text:p text:style-name="P17">N</text:p>
          </table:table-cell>
          <table:table-cell table:style-name="Table2.A2" office:value-type="string">
            <text:p text:style-name="P17">Using a simulation, analyze </text:p>
            <text:p text:style-name="P17">the motion of a crate. Students </text:p>
            <text:p text:style-name="P17">can vary the force on the crate, </text:p>
            <text:p text:style-name="P17">the direction of that force, the </text:p>
            <text:p text:style-name="P17">initial velocity of the crate, </text:p>
            <text:p text:style-name="P17">and the coefficient of kinetic </text:p>
            <text:p text:style-name="P17">friction.</text:p>
          </table:table-cell>
          <table:table-cell table:style-name="Table2.D2" office:value-type="string">
            <text:p text:style-name="P17">1.1, 1.4, 2.2, </text:p>
            <text:p text:style-name="P17">4.3, 6.1</text:p>
          </table:table-cell>
        </table:table-row>
        <table:table-row>
          <table:table-cell table:style-name="Table2.A2" office:value-type="string">
            <text:p text:style-name="P18">#7 Mass-Spring </text:p>
            <text:p text:style-name="P18">Oscillator Lab</text:p>
          </table:table-cell>
          <table:table-cell table:style-name="Table2.A2" office:value-type="string">
            <text:p text:style-name="P18">Y</text:p>
          </table:table-cell>
          <table:table-cell table:style-name="Table2.A2" office:value-type="string">
            <text:p text:style-name="P18">Students must determine both the spring constant k of a spring </text:p>
            <text:p text:style-name="P18">and the mass of three unknown masses. Students must also investigate the conservation of mechanical energy of the system. Materials given: spring with unknown spring constant, known masses, unknown masses.</text:p>
          </table:table-cell>
          <table:table-cell table:style-name="Table2.D2" office:value-type="string">
            <text:p text:style-name="P18">1.1, 1.4, 2.1, 2.2, </text:p>
            <text:p text:style-name="P18">3.3, 4.1, 4.2, </text:p>
            <text:p text:style-name="P18">4.3, 4.4, 5.1, </text:p>
            <text:p text:style-name="P18">6.1, 6.2, 6.4</text:p>
          </table:table-cell>
        </table:table-row>
        <table:table-row>
          <table:table-cell table:style-name="Table2.A2" office:value-type="string">
            <text:p text:style-name="P18">#8 Conservation </text:p>
            <text:p text:style-name="P18">of Linear Momen- </text:p>
            <text:p text:style-name="P18">tum Lab</text:p>
          </table:table-cell>
          <table:table-cell table:style-name="Table2.A2" office:value-type="string">
            <text:p text:style-name="P18">Y</text:p>
          </table:table-cell>
          <table:table-cell table:style-name="Table2.A2" office:value-type="string">
            <text:p text:style-name="P18">Using a track and collision carts, students will observe seven different collisions and make conclusions about momentum conservation in real life situations.</text:p>
          </table:table-cell>
          <table:table-cell table:style-name="Table2.D2" office:value-type="string">
            <text:p text:style-name="P18">1.1, 1.4, 2.1, 2.2, </text:p>
            <text:p text:style-name="P18">3.3, 4.1, 4.2, </text:p>
            <text:p text:style-name="P18">4.3, 4.4, 5.1, </text:p>
            <text:p text:style-name="P18">6.1, 6.2, 6.4, 7.2</text:p>
          </table:table-cell>
        </table:table-row>
        <table:table-row>
          <table:table-cell table:style-name="Table2.A2" office:value-type="string">
            <text:p text:style-name="P18">#9 A Two Car Collision </text:p>
            <text:p text:style-name="P18">Simulation</text:p>
          </table:table-cell>
          <table:table-cell table:style-name="Table2.A2" office:value-type="string">
            <text:p text:style-name="P18">N</text:p>
          </table:table-cell>
          <table:table-cell table:style-name="Table2.A2" office:value-type="string">
            <text:p text:style-name="P18">Students will observe a </text:p>
            <text:p text:style-name="P18">simulation of two identical cars </text:p>
            <text:p text:style-name="P18">crashing. The elasticity of the </text:p>
            <text:p text:style-name="P18">collision can be varied.</text:p>
          </table:table-cell>
          <table:table-cell table:style-name="Table2.D2" office:value-type="string">
            <text:p text:style-name="P18">1.1, 1.4, 2.2, </text:p>
            <text:p text:style-name="P18">4.3, 6.1</text:p>
          </table:table-cell>
        </table:table-row>
        <table:table-row>
          <table:table-cell table:style-name="Table2.A2" office:value-type="string">
            <text:p text:style-name="P18">#10 Introductory </text:p>
            <text:p text:style-name="P18">Circular Motion </text:p>
            <text:p text:style-name="P18">Lab</text:p>
          </table:table-cell>
          <table:table-cell table:style-name="Table2.A2" office:value-type="string">
            <text:p text:style-name="P18">Y</text:p>
          </table:table-cell>
          <table:table-cell table:style-name="Table2.A2" office:value-type="string">
            <text:p text:style-name="P18">When velocity is kept constant, </text:p>
            <text:p text:style-name="P18">what is the relationship between </text:p>
            <text:p text:style-name="P18">the radius of circular motion and </text:p>
            <text:p text:style-name="P18">the period of circular motion? </text:p>
            <text:p text:style-name="P18">The speed? The acceleration?</text:p>
            <text:p text:style-name="P18"/>
          </table:table-cell>
          <table:table-cell table:style-name="Table2.D2" office:value-type="string">
            <text:p text:style-name="P18">1.1, 1.4, 2.1, 2.2, </text:p>
            <text:p text:style-name="P18">3.3, 4.1, 4.2, </text:p>
            <text:p text:style-name="P18">4.3, 4.4, 5.1, </text:p>
            <text:p text:style-name="P18">6.1, 6.2, 6.4</text:p>
          </table:table-cell>
        </table:table-row>
        <text:soft-page-break/>
        <table:table-row>
          <table:table-cell table:style-name="Table2.A2" office:value-type="string">
            <text:p text:style-name="P18">#11 Centripetal </text:p>
            <text:p text:style-name="P18">Force Lab</text:p>
          </table:table-cell>
          <table:table-cell table:style-name="Table2.A2" office:value-type="string">
            <text:p text:style-name="P18">Y</text:p>
          </table:table-cell>
          <table:table-cell table:style-name="Table2.A2" office:value-type="string">
            <text:p text:style-name="P18">Using a spinning rubber stopper </text:p>
            <text:p text:style-name="P18">to lift masses, students will </text:p>
            <text:p text:style-name="P18">determine the relationship </text:p>
            <text:p text:style-name="P18">between the acceleration of </text:p>
            <text:p text:style-name="P18">the stopper and the centripetal </text:p>
            <text:p text:style-name="P18">force.</text:p>
          </table:table-cell>
          <table:table-cell table:style-name="Table2.D2" office:value-type="string">
            <text:p text:style-name="P18">1.1, 1.4, 2.1, 2.2, </text:p>
            <text:p text:style-name="P18">3.3, 4.1, 4.2, </text:p>
            <text:p text:style-name="P18">4.3, 4.4, 5.1, </text:p>
            <text:p text:style-name="P18">6.1, 6.2, 6.4</text:p>
          </table:table-cell>
        </table:table-row>
        <table:table-row>
          <table:table-cell table:style-name="Table2.A2" office:value-type="string">
            <text:p text:style-name="P18"><text:span text:style-name="T10">#12 </text:span>Torque Simulation</text:p>
          </table:table-cell>
          <table:table-cell table:style-name="Table2.A2" office:value-type="string">
            <text:p text:style-name="P18">N</text:p>
          </table:table-cell>
          <table:table-cell table:style-name="Table2.A2" office:value-type="string">
            <text:p text:style-name="P18">Students will use a computer </text:p>
            <text:p text:style-name="P18">simulation to study rotational </text:p>
            <text:p text:style-name="P18">equilibrium.</text:p>
          </table:table-cell>
          <table:table-cell table:style-name="Table2.D2" office:value-type="string">
            <text:p text:style-name="P18">1.1, 1.4, 2.2, </text:p>
            <text:p text:style-name="P18">4.3, 6.1</text:p>
          </table:table-cell>
        </table:table-row>
        <table:table-row>
          <table:table-cell table:style-name="Table2.A2" office:value-type="string">
            <text:p text:style-name="P19">#1<text:span text:style-name="T10">3</text:span> Coulomb’s </text:p>
            <text:p text:style-name="P19">Law Lab</text:p>
          </table:table-cell>
          <table:table-cell table:style-name="Table2.A2" office:value-type="string">
            <text:p text:style-name="P19">Y</text:p>
          </table:table-cell>
          <table:table-cell table:style-name="Table2.A2" office:value-type="string">
            <text:p text:style-name="P19">What is the charge stored on a </text:p>
            <text:p text:style-name="P19">pair of charged balloons that are </text:p>
            <text:p text:style-name="P19">repelling each other?</text:p>
          </table:table-cell>
          <table:table-cell table:style-name="Table2.D2" office:value-type="string">
            <text:p text:style-name="P19">1.1, 1.4, 2.1, 2.2, 3.3, 4.1, 4.2</text:p>
          </table:table-cell>
        </table:table-row>
        <table:table-row>
          <table:table-cell table:style-name="Table2.A2" office:value-type="string">
            <text:p text:style-name="P20"><text:span text:style-name="T10">#14 </text:span>Electrostatics </text:p>
            <text:p text:style-name="P20">Simulation</text:p>
          </table:table-cell>
          <table:table-cell table:style-name="Table2.A2" office:value-type="string">
            <text:p text:style-name="P20">N</text:p>
          </table:table-cell>
          <table:table-cell table:style-name="Table2.A2" office:value-type="string">
            <text:p text:style-name="P20">Using a computer simulation </text:p>
            <text:p text:style-name="P20">involving two positive charges, </text:p>
            <text:p text:style-name="P20">explore the electrostatic force </text:p>
            <text:p text:style-name="P20">of repulsion between the </text:p>
            <text:p text:style-name="P20">charges, the accelerations of </text:p>
            <text:p text:style-name="P20">the charges, and how the force </text:p>
            <text:p text:style-name="P20">and acceleration changes with </text:p>
            <text:p text:style-name="P20">distance.</text:p>
          </table:table-cell>
          <table:table-cell table:style-name="Table2.D2" office:value-type="string">
            <text:p text:style-name="P20">1.1, 1.4, 2.1, 2.2, </text:p>
            <text:p text:style-name="P20">3.3, 4.1, 4.2, </text:p>
            <text:p text:style-name="P20">4.3, 4.4, 5.1, </text:p>
            <text:p text:style-name="P20">6.1, 6.2, 6.4</text:p>
          </table:table-cell>
        </table:table-row>
        <table:table-row>
          <table:table-cell table:style-name="Table2.A2" office:value-type="string">
            <text:p text:style-name="P20">#1<text:span text:style-name="T10">5</text:span> Series and </text:p>
            <text:p text:style-name="P20">Parallel Lab</text:p>
          </table:table-cell>
          <table:table-cell table:style-name="Table2.A2" office:value-type="string">
            <text:p text:style-name="P20">Y</text:p>
          </table:table-cell>
          <table:table-cell table:style-name="Table2.A2" office:value-type="string">
            <text:p text:style-name="P20">Using a number of resistors, </text:p>
            <text:p text:style-name="P20">explore current and voltage in </text:p>
            <text:p text:style-name="P20">resistors hooked up to a power </text:p>
            <text:p text:style-name="P20">supply when resistors are wired </text:p>
            <text:p text:style-name="P20">in series with one another and </text:p>
            <text:p text:style-name="P20">when they are wired in parallel </text:p>
            <text:p text:style-name="P20">with one another.</text:p>
          </table:table-cell>
          <table:table-cell table:style-name="Table2.D2" office:value-type="string">
            <text:p text:style-name="P20">1.1, 1.4, 2.1, 2.2, </text:p>
            <text:p text:style-name="P20">3.3, 4.1, 4.2, </text:p>
            <text:p text:style-name="P20">4.3, 4.4, 5.1, </text:p>
            <text:p text:style-name="P20">6.1, 6.2, 6.4</text:p>
          </table:table-cell>
        </table:table-row>
        <table:table-row>
          <table:table-cell table:style-name="Table2.A2" office:value-type="string">
            <text:p text:style-name="P20">#1<text:span text:style-name="T10">6</text:span> Standing </text:p>
            <text:p text:style-name="P20">Waves on a Wire </text:p>
            <text:p text:style-name="P20">Lab</text:p>
          </table:table-cell>
          <table:table-cell table:style-name="Table2.A2" office:value-type="string">
            <text:p text:style-name="P20">Y</text:p>
          </table:table-cell>
          <table:table-cell table:style-name="Table2.A2" office:value-type="string">
            <text:p text:style-name="P20">Students will vary wavelength, </text:p>
            <text:p text:style-name="P20">frequency, and the tension in a </text:p>
            <text:p text:style-name="P20">wire while looking at standing </text:p>
            <text:p text:style-name="P20">waves formed on a wire.</text:p>
          </table:table-cell>
          <table:table-cell table:style-name="Table2.D2" office:value-type="string">
            <text:p text:style-name="P20">1.1, 1.4, 2.1, 2.2, </text:p>
            <text:p text:style-name="P20">3.3, 4.1, 4.2, </text:p>
            <text:p text:style-name="P20">4.3, 4.4, 5.1, </text:p>
            <text:p text:style-name="P20">6.1, 6.2, 6.4</text:p>
          </table:table-cell>
        </table:table-row>
        <table:table-row>
          <table:table-cell table:style-name="Table2.A2" office:value-type="string">
            <text:p text:style-name="P20">#1<text:span text:style-name="T10">7</text:span> Standing </text:p>
            <text:p text:style-name="P20">Sound Waves in a </text:p>
            <text:p text:style-name="P20">Tube Lab</text:p>
          </table:table-cell>
          <table:table-cell table:style-name="Table2.A2" office:value-type="string">
            <text:p text:style-name="P20">N</text:p>
          </table:table-cell>
          <table:table-cell table:style-name="Table2.A2" office:value-type="string">
            <text:p text:style-name="P20">Students will vary the frequency </text:p>
            <text:p text:style-name="P20">of sound coming out of a speaker </text:p>
            <text:p text:style-name="P20">to create standing waves in a </text:p>
            <text:p text:style-name="P20">tube to determine the speed of </text:p>
            <text:p text:style-name="P20">sound in the classroom.</text:p>
          </table:table-cell>
          <table:table-cell table:style-name="Table2.D2" office:value-type="string">
            <text:p text:style-name="P20">1.1, 1.4, 2.1, 2.2, 3.3, 4.1, 4.4, 5.1, 6.1, 6.2, 6.4 </text:p>
          </table:table-cell>
        </table:table-row>
      </table:table>
      <text:p text:style-name="P4"/>
      <text:p text:style-name="P4"/>
      <text:p text:style-name="P4"/>
      <text:p text:style-name="P4"/>
      <text:p text:style-name="P4"/>
      <text:p text:style-name="P4"/>
      <text:p text:style-name="P4"><text:soft-page-break/></text:p>
      <text:p text:style-name="P4"><text:span text:style-name="T9">Outside the Classroom Lab Experience</text:span>: [CR3] </text:p>
      <text:p text:style-name="P4">In addition to labs, students will be required to do one exercise outside of the laboratory </text:p>
      <text:p text:style-name="P4">experience. Students may pick one of the following at the end of our rotation unit (end of </text:p>
      <text:p text:style-name="P4">mechanics): </text:p>
      <text:list xml:id="list2169932790457862633" text:style-name="L3">
        <text:list-item>
          <text:p text:style-name="P28">Students will use a video analysis program (Videopoint) to analyze the motion of a toy as it moves (either in a straight line or in a circle). Students will provide the toy and do their own videotaping. They will then present a description of the analysis both quantitatively and qualitatively, including graphs. Their presentation will be peer critiqued and/or questioned, and they will answer the questions with supporting evidence. [CR8] (3.A.1.1, 3.A.1.3, 1.C.1.1) </text:p>
        </text:list-item>
      </text:list>
      <text:p text:style-name="P4"/>
      <text:list xml:id="list70826888718250" text:continue-numbering="true" text:style-name="L3">
        <text:list-item>
          <text:p text:style-name="P28">Using an accelerometer app for their smart phone (SPARKvue is one), students will analyze accelerations they experience every day. They can take the data while moving down the hall between classes, while on the school bus, on an amusement park ride, or anything else they want (within reason – safety first!). Students will present a description of the motion they experienced (not only acceleration, but velocity and displacement, too), both quantitatively and quantitatively, including graphs. Their presentation will be peer critiqued and/or questioned, and they will answer the questions with supporting evidence. [CR8] (3.A.1.1, 3.A.1.3, 1.C.1.1) </text:p>
        </text:list-item>
      </text:list>
      <text:p text:style-name="P4"/>
      <text:list xml:id="list70826198951725" text:continue-numbering="true" text:style-name="L3">
        <text:list-item>
          <text:p text:style-name="P28">Students will take two pictures – one of an object in translational equilibrium, and one of an object in rotational equilibrium. The objects also must have more than three forces acting on them. They will then construct free-body diagrams for each object, and determine the magnitude of each force acting on each object. For the object in rotational equilibrium, students will also find the magnitude of each torque acting on the object. Students will present their work in class. Their presentation will be peer critiqued and/or questioned, and they will answer the questions with supporting evidence. [CR8] (3.B.1.3, 3.B.2.1, 3.F.1.1, 3.F.1.2, 3.F.1.5) </text:p>
        </text:list-item>
      </text:list>
      <text:p text:style-name="P4"/>
      <text:p text:style-name="P4"><text:span text:style-name="T9">Real World Physics Solutions</text:span>: </text:p>
      <text:p text:style-name="P4">In order for students to become scientifically literate citizens, students are required to </text:p>
      <text:p text:style-name="P4">use their knowledge of physics while looking at a real world problem. [CR4] Students </text:p>
      <text:p text:style-name="P4">may pick one of the following solutions: </text:p>
      <text:list xml:id="list7671208142109279132" text:style-name="L4">
        <text:list-item>
          <text:p text:style-name="P29">Students will pick a Hollywood movie and will point out three (or more) instances of bad physics. They will present this information to the class, describing the inaccuracies both qualitatively and quantitatively. </text:p>
        </text:list-item>
        <text:list-item>
          <text:p text:style-name="P29">Students will research a thrill ride at an amusement park. They will present information to the class on the safety features of the ride, and why they are in place. </text:p>
        </text:list-item>
        <text:list-item>
          <text:p text:style-name="P29">Students will present information to the class on noise pollution, and it’s danger to both human and animal life. They will also propose solutions to noise pollution problems. </text:p>
        </text:list-item>
        <text:list-item>
          <text:p text:style-name="P29">Students will go to the insurance institute of highway safety website (iihs.org) and will look at the safest cars in a crash. They will present information as to why these cars are safer and how the safety features keep people saf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Image1" text:anchor-type="paragraph" svg:x="0.0299in" svg:y="-0.2252in" svg:width="0.5in" svg:height="0.6799in" draw:z-index="5"><draw:image xlink:href="Pictures/100000000000010E0000016E0611A5D3.gif" xlink:type="simple" xlink:show="embed" xlink:actuate="onLoad"/></draw:frame></text:p>
      </style:header>
      <style:footer>
        <text:p text:style-name="MP1"><text:page-number text:select-page="current">5</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s Williamson</meta:initial-creator>
    <meta:creation-date>2014-08-04T10:54:12.169881564</meta:creation-date>
    <dc:date>2014-08-22T07:08:25.652111178</dc:date>
    <dc:creator>Jonas Williamson</dc:creator>
    <meta:editing-duration>PT1H1M18S</meta:editing-duration>
    <meta:editing-cycles>35</meta:editing-cycles>
    <meta:generator>LibreOffice/4.2.6.2$Linux_X86_64 LibreOffice_project/420$Build-2</meta:generator>
    <meta:document-statistic meta:table-count="2" meta:image-count="1" meta:object-count="0" meta:page-count="7" meta:paragraph-count="322" meta:word-count="2438" meta:character-count="14858" meta:non-whitespace-character-count="12603"/>
  </office:meta>
</office:document-meta>
</file>